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Footer">
      <style:paragraph-properties fo:text-align="center" style:justify-single-word="false"/>
      <style:text-properties fo:font-size="10pt" style:font-size-asian="10pt" style:font-size-complex="10pt"/>
    </style:style>
    <style:style style:name="P22" style:family="paragraph" style:parent-style-name="Standard">
      <style:paragraph-properties fo:text-align="justify" style:justify-single-word="false"/>
      <style:text-properties style:font-name="Liberation Serif" fo:font-size="10pt" style:font-size-asian="10pt" style:font-size-complex="10pt"/>
    </style:style>
    <style:style style:name="P23" style:family="paragraph" style:parent-style-name="Standard" style:list-style-name="L3">
      <style:paragraph-properties fo:text-align="justify" style:justify-single-word="false"/>
      <style:text-properties style:font-name="Liberation Serif" fo:font-size="10pt" style:font-size-asian="10pt" style:font-size-complex="10pt"/>
    </style:style>
    <style:style style:name="P24"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5"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6" style:family="paragraph" style:parent-style-name="Standard" style:list-style-name="L3">
      <style:paragraph-properties fo:margin-top="0.101cm" fo:margin-bottom="0cm" fo:text-align="justify" style:justify-single-word="false"/>
      <style:text-properties style:font-name="Liberation Serif" fo:font-size="10pt" style:font-size-asian="10pt" style:font-size-complex="10pt"/>
    </style:style>
    <style:style style:name="P27" style:family="paragraph" style:list-style-name="L3">
      <style:paragraph-properties fo:text-align="justify" style:justify-single-word="false"/>
      <style:text-properties style:font-name="Liberation Serif" fo:font-size="10pt" style:font-size-asian="10pt" style:font-size-complex="10pt"/>
    </style:style>
    <style:style style:name="P28"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29" style:family="paragraph" style:parent-style-name="Table_20_Contents">
      <style:paragraph-properties fo:text-align="center"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T5"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line.product_id.name_template or ''&gt;</text:placeholder> <text:s text:c="25"/></text:p>
            <text:p text:style-name="P5"><text:placeholder text:placeholder-type="text">&lt;get_item_txt(line.po_indent_no.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line.line_net&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4"><text:s text:c="8"/><text:span text:style-name="T3">TERMS AND CONDITIONS FOR PURCHASE</text:span></text:p>
      <text:p text:style-name="P25"/>
      <text:list xml:id="list1342880485" text:style-name="L3">
        <text:list-item>
          <text:p text:style-name="P23">The confirmation of the order shall constitute the contract and shall be given in writing within 10 days on issue of this order failing which confirmation will be deemed to have been given.</text:p>
          <text:p text:style-name="P23"/>
        </text:list-item>
        <text:list-item>
          <text:p text:style-name="P23">The buyer shall not responsible for payment of any goods unless an official order and proof of delivery covering the same are produced satisfactory by the supplier.</text:p>
          <text:p text:style-name="P23"/>
        </text:list-item>
        <text:list-item>
          <text:p text:style-name="P23"><text:s/>The buyer will not permit any variation in priced or addition of extra charges during the subsistence of this order unless agreed otherwise in writing.</text:p>
          <text:p text:style-name="P23"/>
        </text:list-item>
        <text:list-item>
          <text:p text:style-name="P23"><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3"/>
        </text:list-item>
        <text:list-item>
          <text:p text:style-name="P23">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3"/>
        </text:list-item>
        <text:list-item>
          <text:p text:style-name="P23">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2"/>
      <text:list xml:id="list1250709380" text:continue-numbering="true" text:style-name="L3">
        <text:list-item>
          <text:p text:style-name="P23">The buyer assumes no obligations relation to any goods delivered in excess of those specifically ordered.</text:p>
        </text:list-item>
      </text:list>
      <text:p text:style-name="P22"/>
      <text:list xml:id="list817818216" text:continue-numbering="true" text:style-name="L3">
        <text:list-item>
          <text:p text:style-name="P23">The buyer reserved exclusive right to recover loss damages caused to the goods due to in boxing carriage or any other reason.</text:p>
        </text:list-item>
      </text:list>
      <text:p text:style-name="P22"/>
      <text:list xml:id="list1000257072" text:continue-numbering="true" text:style-name="L3">
        <text:list-item>
          <text:p text:style-name="P23">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3"/>
        </text:list-item>
        <text:list-item>
          <text:p text:style-name="P23">Unless otherwise agreed by the buyer, in writing the terms of payment within the terms of payment within 30 days of receipt of goods at destination and our approval</text:p>
        </text:list-item>
      </text:list>
      <text:p text:style-name="P22"/>
      <text:list xml:id="list762875709" text:continue-numbering="true" text:style-name="L3">
        <text:list-item>
          <text:p text:style-name="P23">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aging <text:s/>slip and challan should be casewise showing various items and their quantines packed in the me Buyers order reference should also be mentioned one copy of the above should be put in the same case</text:p>
          <text:p text:style-name="P23"/>
        </text:list-item>
        <text:list-item>
          <text:p text:style-name="P23">Packing specifications: Material to be securely packed to avoid damages in transat.</text:p>
          <text:p text:style-name="P23"/>
        </text:list-item>
        <text:list-item>
          <text:p text:style-name="P23">Insurance: Please inform the dispatch details to enable us to arrange transit insurance at our end.</text:p>
          <text:p text:style-name="P23"/>
        </text:list-item>
        <text:list-item>
          <text:p text:style-name="P23">Invoice should contain the following informatons:</text:p>
          <text:p text:style-name="P23"><text:tab/>a) Buyer#s roder reference.<text:tab/></text:p>
          <text:p text:style-name="P23"><text:tab/>b) Supplier#s challan reference</text:p>
          <text:p text:style-name="P23"><text:tab/>c) Place of supply or the name of the buyer#s representative who took delivery</text:p>
          <text:p text:style-name="P23"><text:tab/>d) Reference of canierr#s receipt ie.RR or P.W.B. Lorry Receipts etc.</text:p>
          <text:p text:style-name="P23"><text:s text:c="4"/><text:tab/>e) Supplier#s sales tax registration number</text:p>
          <text:p text:style-name="P23"><text:tab/>f) Excise control code number</text:p>
          <text:p text:style-name="P23"/>
        </text:list-item>
        <text:list-item>
          <text:p text:style-name="P23">P.O.Number must be quoted on all correspondences.</text:p>
          <text:p text:style-name="P23"/>
        </text:list-item>
        <text:list-item>
          <text:p text:style-name="P23">Documents should be forwarded to Purchase Department, V.V.Titatnium Pigments Private Ltd, Tutcorin.</text:p>
          <text:p text:style-name="P23"/>
        </text:list-item>
        <text:list-item>
          <text:p text:style-name="P23">In the above terms &amp; conditions. The Buyer means VV.Titamium Pigments Private Ltd. Tuticorin</text:p>
          <text:p text:style-name="P23"/>
        </text:list-item>
        <text:list-item>
          <text:p text:style-name="P23">All the Legal matters will be subject to Tuncorin Jurisdiction only.</text:p>
          <text:p text:style-name="P23"/>
        </text:list-item>
        <text:list-item>
          <text:p text:style-name="P23">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3"/>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0.469cm" fo:margin-right="1.131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4-05T00:08:59</dc:date>
    <meta:editing-duration>P1DT3H9M39S</meta:editing-duration>
    <meta:editing-cycles>463</meta:editing-cycles>
    <meta:generator>LibreOffice/3.5$Linux_x86 LibreOffice_project/350m1$Build-2</meta:generator>
    <dc:creator>Dev127 </dc:creator>
    <meta:document-statistic meta:table-count="6" meta:image-count="1" meta:object-count="0" meta:page-count="2" meta:paragraph-count="101" meta:word-count="883" meta:character-count="6288" meta:non-whitespace-character-count="5130"/>
  </office:meta>
</office:document-meta>
</file>